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32pt" officeooo:rsid="001fda72" officeooo:paragraph-rsid="001fda72" style:font-size-asian="28pt" style:font-size-complex="32pt"/>
    </style:style>
    <style:style style:name="P2" style:family="paragraph" style:parent-style-name="Standard">
      <style:text-properties officeooo:paragraph-rsid="001fda72"/>
    </style:style>
    <style:style style:name="P3" style:family="paragraph" style:parent-style-name="Heading_20_1" style:list-style-name="L1">
      <style:text-properties officeooo:paragraph-rsid="0027e665"/>
    </style:style>
    <style:style style:name="P4" style:family="paragraph" style:parent-style-name="Text_20_body">
      <style:text-properties officeooo:paragraph-rsid="0027e665"/>
    </style:style>
    <style:style style:name="P5" style:family="paragraph" style:parent-style-name="Standard">
      <style:text-properties fo:font-size="16pt" officeooo:rsid="00205b0d" officeooo:paragraph-rsid="0027e665" style:font-size-asian="16pt" style:font-size-complex="16pt"/>
    </style:style>
    <style:style style:name="P6" style:family="paragraph" style:parent-style-name="Standard" style:list-style-name="L2">
      <style:text-properties fo:font-size="16pt" officeooo:rsid="00205b0d" officeooo:paragraph-rsid="0027e665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22d324" officeooo:paragraph-rsid="002c0e80" style:font-size-asian="16pt" style:font-size-complex="16pt"/>
    </style:style>
    <style:style style:name="P8" style:family="paragraph" style:parent-style-name="Standard">
      <style:text-properties fo:font-size="16pt" officeooo:rsid="00205b0d" officeooo:paragraph-rsid="002a6ea3" style:font-size-asian="16pt" style:font-size-complex="16pt"/>
    </style:style>
    <style:style style:name="P9" style:family="paragraph" style:parent-style-name="Standard" style:list-style-name="L3">
      <style:text-properties fo:font-size="16pt" officeooo:rsid="00205b0d" officeooo:paragraph-rsid="0026629f" style:font-size-asian="16pt" style:font-size-complex="16pt"/>
    </style:style>
    <style:style style:name="P10" style:family="paragraph" style:parent-style-name="Standard" style:list-style-name="L3">
      <style:text-properties fo:font-size="16pt" officeooo:rsid="00205b0d" officeooo:paragraph-rsid="002c3db0" style:font-size-asian="16pt" style:font-size-complex="16pt"/>
    </style:style>
    <style:style style:name="P11" style:family="paragraph" style:parent-style-name="Standard">
      <style:text-properties fo:font-size="16pt" officeooo:rsid="00205b0d" officeooo:paragraph-rsid="0026629f" style:font-size-asian="16pt" style:font-size-complex="16pt"/>
    </style:style>
    <style:style style:name="T1" style:family="text">
      <style:text-properties officeooo:rsid="0029db3a"/>
    </style:style>
    <style:style style:name="T2" style:family="text">
      <style:text-properties officeooo:rsid="002a6ea3"/>
    </style:style>
    <style:style style:name="T3" style:family="text">
      <style:text-properties officeooo:rsid="0022d324"/>
    </style:style>
    <style:style style:name="T4" style:family="text">
      <style:text-properties officeooo:rsid="0025bf14"/>
    </style:style>
    <style:style style:name="T5" style:family="text">
      <style:text-properties fo:color="#ff0000" loext:opacity="100%" officeooo:rsid="0029db3a"/>
    </style:style>
    <style:style style:name="T6" style:family="text">
      <style:text-properties fo:color="#ff0000" loext:opacity="100%"/>
    </style:style>
    <style:style style:name="T7" style:family="text">
      <style:text-properties fo:color="#ff0000" loext:opacity="100%" officeooo:rsid="002a6ea3"/>
    </style:style>
    <style:style style:name="T8" style:family="text">
      <style:text-properties fo:color="#ff0000" loext:opacity="100%" officeooo:rsid="002406c5"/>
    </style:style>
    <style:style style:name="T9" style:family="text">
      <style:text-properties fo:color="#ff0000" loext:opacity="100%" officeooo:rsid="0025bf14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Footer</text:p>
      <text:p text:style-name="P2"/>
      <text:list xml:id="list4191125328" text:style-name="L1">
        <text:list-item>
          <text:h text:style-name="P3" text:outline-level="1">Modifier les Références du car<text:span text:style-name="T1">r</text:span>ousel</text:h>
        </text:list-item>
      </text:list>
      <text:p text:style-name="P4"/>
      <text:p text:style-name="P5"><text:span text:style-name="T2">V</text:span>ous devez :</text:p>
      <text:p text:style-name="P5"/>
      <text:list text:style-name="L2">
        <text:list-item>
          <text:p text:style-name="P6"><text:span text:style-name="T1">A</text:span>lle<text:span text:style-name="T1">r</text:span> dan<text:span text:style-name="T1">s</text:span> le dossier «assets\refs»</text:p>
        </text:list-item>
        <text:list-item>
          <text:p text:style-name="P6">puis mettre les image<text:span text:style-name="T3">s</text:span> dedans (voici les format<text:span text:style-name="T1">s</text:span> autorisé<text:span text:style-name="T1">s </text:span>: jpg, jpeg, png, gif, webp, svg) <text:span text:style-name="T4">(</text:span><text:span text:style-name="T5">si vous voulez les supprimer : il suffit de les supprimer du dossier pas besoin de faire autre chose</text:span><text:span text:style-name="T1">)</text:span></text:p>
        </text:list-item>
      </text:list>
      <text:p text:style-name="P5"/>
      <text:p text:style-name="P7"><text:tab/><text:span text:style-name="T6">! attention pour que les logos soi</text:span><text:span text:style-name="T5">en</text:span><text:span text:style-name="T6">t bien affiché</text:span><text:span text:style-name="T7">s</text:span><text:span text:style-name="T6"> le mieux est de <text:tab/>pouvo</text:span><text:span text:style-name="T8">ir </text:span><text:span text:style-name="T9">rogner les images au minimum pour que les logos </text:span><text:span text:style-name="T6">soi</text:span><text:span text:style-name="T5">en</text:span><text:span text:style-name="T6">t</text:span><text:span text:style-name="T9"> le <text:tab/>plus gros possible dans le car</text:span><text:span text:style-name="T5">r</text:span><text:span text:style-name="T9">ousel</text:span></text:p>
      <text:list text:continue-list="list4191125328" text:style-name="L1">
        <text:list-item>
          <text:h text:style-name="P3" text:outline-level="1">Modifier les <text:span text:style-name="T1">Logos Partenaires</text:span></text:h>
        </text:list-item>
      </text:list>
      <text:p text:style-name="P4"/>
      <text:p text:style-name="P8"><text:span text:style-name="T2">V</text:span>ous devez :</text:p>
      <text:p text:style-name="P8"/>
      <text:list text:style-name="L3">
        <text:list-item>
          <text:p text:style-name="P9"><text:span text:style-name="T1">A</text:span>lle<text:span text:style-name="T1">r</text:span> dans le dossier «assets\Partenaires»</text:p>
        </text:list-item>
        <text:list-item>
          <text:p text:style-name="P10">puis mettre les image<text:span text:style-name="T3">s</text:span> dedans (voici les format<text:span text:style-name="T2">s</text:span> autorisé<text:span text:style-name="T2">s</text:span> : jpg, jpeg, png, gif, webp, svg) <text:span text:style-name="T4">(</text:span><text:span text:style-name="T5">si vous voulez les supprimer : il suffit de les supprimer du dossier pas besoin de faire autre chose</text:span><text:span text:style-name="T1">)</text:span></text:p>
        </text:list-item>
      </text:list>
      <text:p text:style-name="P11"/>
      <text:p text:style-name="P11"/>
      <text:p text:style-name="P7"><text:tab/><text:span text:style-name="T6">! attention pour que les logos soi</text:span><text:span text:style-name="T5">en</text:span><text:span text:style-name="T6">t bien affiché</text:span><text:span text:style-name="T7">s</text:span><text:span text:style-name="T6"> le mieux est de <text:tab/>pouvo</text:span><text:span text:style-name="T8">ir </text:span><text:span text:style-name="T9">rogner les images au minimum pour que les logos </text:span><text:span text:style-name="T6">soi</text:span><text:span text:style-name="T5">en</text:span><text:span text:style-name="T6">t</text:span><text:span text:style-name="T9"> le <text:tab/>plus gros possible dans le car</text:span><text:span text:style-name="T5">r</text:span><text:span text:style-name="T9">ouse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5T13:38:10.079236000</meta:creation-date>
    <dc:date>2025-06-26T15:29:34.467319200</dc:date>
    <meta:editing-duration>PT1H6M56S</meta:editing-duration>
    <meta:editing-cycles>11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11" meta:word-count="165" meta:character-count="925" meta:non-whitespace-character-count="771"/>
  </office:meta>
</office:document-meta>
</file>